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TOT</text:p>
          </table:table-cell>
          <table:table-cell table:number-columns-repeated="10"/>
          <table:table-cell table:style-name="Default"/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UDENT NO 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([.C2:.H2])"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UDENT NO 0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SUM([.C3:.H3])"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formula="of:=SUM([.C4:.H4])"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UDENT NO 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SUM([.C5:.H5])"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UDENT NO 0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SUM([.C6:.H6])"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UDENT NO 0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SUM([.C7:.H7])" office:value-type="float" office:value="315" calcext:value-type="float">
            <text:p>315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UDENT NO 0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:.H8])"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UDENT NO 0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SUM([.C9:.H9])"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UDENT NO 0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SUM([.C10:.H10])" office:value-type="float" office:value="331" calcext:value-type="float">
            <text:p>331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 table:number-rows-repeated="4">
          <table:table-cell table:style-name="Default" table:number-columns-repeated="16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table:number-columns-repeated="16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21:29:20.167921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9:33:42.012251465</meta:creation-date>
    <dc:date>2018-05-24T22:08:16.168671527</dc:date>
    <meta:editing-duration>PT59M13S</meta:editing-duration>
    <meta:editing-cycles>13</meta:editing-cycles>
    <meta:generator>LibreOffice/5.1.6.2$Linux_X86_64 LibreOffice_project/10m0$Build-2</meta:generator>
    <meta:document-statistic meta:table-count="1" meta:cell-count="90" meta:object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